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8.41375cm"/>
    </style:style>
    <style:style style:name="co4" style:family="table-column">
      <style:table-column-properties fo:break-before="auto" style:column-width="11.1125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63.75pt" style:use-optimal-row-height="true" fo:break-before="auto"/>
    </style:style>
    <style:style style:name="ro4" style:family="table-row">
      <style:table-row-properties style:row-height="89.2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127.5pt" style:use-optimal-row-height="true" fo:break-before="auto"/>
    </style:style>
    <style:style style:name="ro7" style:family="table-row">
      <style:table-row-properties style:row-height="102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2"/>
        <table:table-column table:style-name="co5" table:number-columns-repeated="1021" table:default-cell-style-name="ce1"/>
        <table:table-column table:style-name="co1" table:number-columns-repeated="1535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5">
            <text:p>App</text:p>
          </table:table-cell>
          <table:table-cell office:value-type="string" table:style-name="ce5">
            <text:p>Nome</text:p>
          </table:table-cell>
          <table:table-cell office:value-type="string" table:style-name="ce5">
            <text:p>Link</text:p>
          </table:table-cell>
          <table:table-cell office:value-type="string" table:style-name="ce6">
            <text:p>FUNCIONALIDADES</text:p>
          </table:table-cell>
          <table:table-cell table:number-columns-repeated="16379" table:style-name="ce3"/>
        </table:table-row>
        <table:table-row table:style-name="ro2">
          <table:table-cell/>
          <table:table-cell office:value-type="string" table:style-name="ce7">
            <text:p>General</text:p>
          </table:table-cell>
          <table:table-cell office:value-type="string" table:style-name="ce7">
            <text:p>System Access</text:p>
          </table:table-cell>
          <table:table-cell office:value-type="string" table:style-name="ce7">
            <text:p>/home/pt_br/sign-in.md</text:p>
          </table:table-cell>
          <table:table-cell office:value-type="string" table:style-name="ce8">
            <text:p>Sign in (usuário já cadastrado)</text:p>
            <text:p>Acesso à tela inicial do usuário (área reservada – apresentação de corpora e ferramentas disponíveis ao usuário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General</text:p>
          </table:table-cell>
          <table:table-cell office:value-type="string" table:style-name="ce7">
            <text:p>Registration Request</text:p>
          </table:table-cell>
          <table:table-cell office:value-type="string" table:style-name="ce7">
            <text:p>/admin/pt-br/request-registration.md</text:p>
          </table:table-cell>
          <table:table-cell office:value-type="string" table:style-name="ce8">
            <text:p>Administrador da plataforma realizar o cadastro de novos usuários em corpora já criados</text:p>
            <text:p>Configuração as permissões necessárias</text:p>
            <text:p>Criação e envio de convites de acesso</text:p>
            <text:p>Verificação de corpora, restaurar corpora</text:p>
          </table:table-cell>
          <table:table-cell table:number-columns-repeated="16379"/>
        </table:table-row>
        <table:table-row table:style-name="ro4">
          <table:table-cell/>
          <table:table-cell table:number-columns-repeated="2" table:style-name="ce7"/>
          <table:table-cell office:value-type="string" table:style-name="ce7">
            <text:p>tutorial_caso_01.02_controle_acesso_admin.md</text:p>
          </table:table-cell>
          <table:table-cell office:value-type="string" table:style-name="ce8">
            <text:p>Gestão de usuários</text:p>
            <text:p>Verficação de convites gerados</text:p>
            <text:p>Criação e envio de convites de acesso</text:p>
            <text:p>Envio e reenvio de convite (e e-mail de notificação de associação a corpora)</text:p>
            <text:p>Gestão de controle de acesso (mudança de info de perfil, permissão de acesso, revogar acesso, info disposta no portal principal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<text:a xlink:href="https://www.tycho.iel.unicamp.br/home">General</text:a></text:p>
          </table:table-cell>
          <table:table-cell office:value-type="string" table:style-name="ce7">
            <text:p>New User Registration</text:p>
          </table:table-cell>
          <table:table-cell office:value-type="string" table:style-name="ce7">
            <text:p>/admin/pt-br/register-new-users.md</text:p>
          </table:table-cell>
          <table:table-cell office:value-type="string" table:style-name="ce8">
            <text:p>Solicitar cadastro (usuário)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7">
            <text:p>Administrative Center</text:p>
          </table:table-cell>
          <table:table-cell office:value-type="string" table:style-name="ce7">
            <text:p>Corpus Creation, Configuration, and Editing</text:p>
          </table:table-cell>
          <table:table-cell office:value-type="string" table:style-name="ce7">
            <text:p>/main/admin/pt-br/corpora-configuration.md</text:p>
          </table:table-cell>
          <table:table-cell office:value-type="string" table:style-name="ce8">
            <text:p>Criação de corpora</text:p>
            <text:p>Configuração de corpora</text:p>
            <text:p>Gestão de Informações gerais, Parâmetros, Controle de acesso, Catálogo, e Configurações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7">
            <text:p>Create Document</text:p>
          </table:table-cell>
          <table:table-cell office:value-type="string" table:style-name="ce7">
            <text:p>/edictor/pt-br/create-document.md</text:p>
          </table:table-cell>
          <table:table-cell office:value-type="string" table:style-name="ce8">
            <text:p>Criação de documentos em corpora previamente criados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9">
            <text:p>eDictor</text:p>
          </table:table-cell>
          <table:table-cell office:value-type="string" table:style-name="ce9">
            <text:p>eDictor</text:p>
          </table:table-cell>
          <table:table-cell office:value-type="string" table:style-name="ce7">
            <text:p>/edictor/pt-br/edictor-usage.md</text:p>
          </table:table-cell>
          <table:table-cell office:value-type="string" table:style-name="ce8">
            <text:p>Use edictor para edição e revisão dos corpora</text:p>
            <text:p>Upload de arquivos</text:p>
            <text:p>Transcrição manual ou automática dos documentos</text:p>
            <text:p>Modo edição</text:p>
            <text:p>Etiquetagem e outras adições</text:p>
            <text:p>Operações (excluir palavra, inserir palavra, juntar, notas de radapé, etiquetar POS etc.)</text:p>
            <text:p>Alterações na sentença no modo edição no eDictor (Inserir quebras, Formatar, Seções, Continuar anotação sintática, Revisar etiquetas POS)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7">
            <text:p>eDictor</text:p>
          </table:table-cell>
          <table:table-cell office:value-type="string" table:style-name="ce7">
            <text:p>eDictor Translations</text:p>
          </table:table-cell>
          <table:table-cell office:value-type="string" table:style-name="ce7">
            <text:p>/translations/pt_br/edictor-translations-usage.md</text:p>
          </table:table-cell>
          <table:table-cell office:value-type="string" table:style-name="ce8">
            <text:p>Use eDictor Translations</text:p>
            <text:p>Acesso ao eDictor Translations</text:p>
            <text:p>Inserção de textos (Sentenças e suas traduções)</text:p>
            <text:p>Apagar textos transcritos</text:p>
            <text:p>Editar sentenças sincronizadas (via botão UD e E)</text:p>
            <text:p>Editar palavras e etiquetas</text:p>
            <text:p>Remover sentenças sincronizadas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7">
            <text:p>Search</text:p>
          </table:table-cell>
          <table:table-cell office:value-type="string" table:style-name="ce7">
            <text:p>Search</text:p>
          </table:table-cell>
          <table:table-cell office:value-type="string" table:style-name="ce7">
            <text:p>/search/pt_br/search-usage.md</text:p>
          </table:table-cell>
          <table:table-cell office:value-type="string" table:style-name="ce8">
            <text:p>Pesquisa simples</text:p>
            <text:p>Pesquisa sintática</text:p>
            <text:p>Modo 1 - Default</text:p>
            <text:p>Modo 2 - Escreva sua pesquisa.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7">
            <text:p>General</text:p>
          </table:table-cell>
          <table:table-cell office:value-type="string" table:style-name="ce7">
            <text:p>Corpus Viewer</text:p>
          </table:table-cell>
          <table:table-cell office:value-type="string" table:style-name="ce7">
            <text:p>/main/viewer/pt_br/viewer-usage.md</text:p>
          </table:table-cell>
          <table:table-cell office:value-type="string" table:style-name="ce8">
            <text:p>Acessar o visualizador, mesmo sem cadastro na plataforma</text:p>
            <text:p>Navegar pelas anotações disponíveis nos corpora (Disposição em lista ou grid)</text:p>
            <text:p>Visualizar e exportar árvores sintáticas</text:p>
            <text:p>Compartilhar link dos corpora</text:p>
            <text:p>Opções de busca e filtros</text:p>
            <text:p>Visualização de dados anotados (acessar corpora, seus documentos, sentenças, visualizar etiquetas etc)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7">
            <text:p>Synviewer</text:p>
          </table:table-cell>
          <table:table-cell office:value-type="string" table:style-name="ce7">
            <text:p>Synviewer</text:p>
          </table:table-cell>
          <table:table-cell office:value-type="string" table:style-name="ce7">
            <text:p>/synviewer/pt_br/synviewer-usage.md</text:p>
          </table:table-cell>
          <table:table-cell office:value-type="string" table:style-name="ce8">
            <text:p>Acesso</text:p>
            <text:p>Parsers Tycho</text:p>
            <text:p>Executar o parser</text:p>
            <text:p>Exibir Árvore Sintática</text:p>
            <text:p>Exibir Formato Tycho</text:p>
            <text:p>Parsers - Dependências Universais</text:p>
          </table:table-cell>
          <table:table-cell table:number-columns-repeated="16379"/>
        </table:table-row>
        <table:table-row table:style-name="ro9">
          <table:table-cell/>
          <table:table-cell office:value-type="string" table:style-name="ce7">
            <text:p>Parser</text:p>
          </table:table-cell>
          <table:table-cell office:value-type="string" table:style-name="ce7">
            <text:p>Editing and Managing Parser Rules</text:p>
          </table:table-cell>
          <table:table-cell office:value-type="string" table:style-name="ce7">
            <text:p>/main/parser/pt_br/parser-usage.md</text:p>
          </table:table-cell>
          <table:table-cell office:value-type="string" table:style-name="ce8">
            <text:p>Acesso</text:p>
            <text:p>Aba "Parsers"</text:p>
            <text:p>Criação, edição e exclusão de regras</text:p>
            <text:p>Aba "Casos de teste"</text:p>
            <text:p>Cenários de testes automatizados</text:p>
            <text:p>Aba "Etiquetas"</text:p>
            <text:p>Gerenciamento de regras de POS, morfemas, contrações</text:p>
            <text:p>Aba "Flexões"</text:p>
            <text:p>Gerenciarmento de permissões de usuários: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7">
            <text:p><text:a xlink:href="https://www.tycho.iel.unicamp.br/io">Interoperability</text:a></text:p>
          </table:table-cell>
          <table:table-cell office:value-type="string" table:style-name="ce7">
            <text:p>Import and Export documents and lexicons</text:p>
          </table:table-cell>
          <table:table-cell office:value-type="string" table:style-name="ce7">
            <text:p>/main/IO/pt_br/io-usage.md</text:p>
          </table:table-cell>
          <table:table-cell office:value-type="string" table:style-name="ce8">
            <text:p>Acesso</text:p>
            <text:p>- Upload de arquivos</text:p>
            <text:p>- Processamento do arquivo (incluindo as configurações para processamento)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7"/>
          <table:table-cell office:value-type="string" table:style-name="ce7">
            <text:p>/main/design/pt_br/design-usage.md</text:p>
          </table:table-cell>
          <table:table-cell office:value-type="string" table:style-name="ce8">
            <text:p>Configuração e importação de documento</text:p>
            <text:p>Realizar marcações no documento</text:p>
            <text:p>Transcrições Manual e Automática</text:p>
            <text:p>Modo edição</text:p>
          </table:table-cell>
          <table:table-cell table:number-columns-repeated="16379"/>
        </table:table-row>
        <table:table-row table:style-name="ro8">
          <table:table-cell/>
          <table:table-cell table:number-columns-repeated="2" table:style-name="ce7"/>
          <table:table-cell office:value-type="string" table:style-name="ce7">
            <text:p>/main/transcriber/pt_br/transcriber-usage.md</text:p>
          </table:table-cell>
          <table:table-cell office:value-type="string" table:style-name="ce8">
            <text:p>Adicionar áudio</text:p>
            <text:p>Modo Tap</text:p>
            <text:p>Transcrição</text:p>
            <text:p>Editar Informações da transcrição</text:p>
            <text:p>Atalhos</text:p>
            <text:p>Gerenciamento de Participantes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dc:creator>Luiz Veronesi</dc:creator>
    <meta:creation-date>2025-07-17T10:26:48Z</meta:creation-date>
    <dc:date>2025-08-11T20:04:53Z</dc:date>
    <meta:editing-cycles>3</meta:editing-cycles>
    <meta:editing-duration>PT781S</meta:editing-duration>
  </office:meta>
</office:document-meta>
</file>